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0.897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0.258cm" fo:min-width="0.897cm"/>
    </style:style>
    <style:style style:name="gr4" style:family="graphic" style:parent-style-name="standard">
      <style:graphic-properties draw:fill-color="#e8a202" draw:textarea-horizontal-align="justify" draw:textarea-vertical-align="middle" draw:auto-grow-height="false" fo:min-height="0.258cm" fo:min-width="0.89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58cm" fo:min-width="0.2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66cm" fo:min-width="0.00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66cm" fo:min-width="0.00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66cm" fo:min-width="10.549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66cm" fo:min-width="10.1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5" style:family="graphic" style:parent-style-name="standard">
      <style:graphic-properties draw:stroke="dash" draw:stroke-dash="Dashed_20__28_var_29_" draw:marker-start="Arrow" draw:marker-start-width="0.3cm" draw:marker-end="Arrow" draw:marker-end-width="0.3cm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2.929cm"/>
      <style:paragraph-properties style:writing-mode="lr-tb"/>
    </style:style>
    <style:style style:name="gr17" style:family="graphic" style:parent-style-name="standard">
      <style:graphic-properties draw:fill-color="#e8a202" draw:textarea-horizontal-align="justify" draw:textarea-vertical-align="middle" draw:auto-grow-height="false" fo:min-height="0.639cm" fo:min-width="4.961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0.639cm" fo:min-width="9.914cm"/>
      <style:paragraph-properties style:writing-mode="lr-tb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639cm" fo:min-width="4.96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0.008cm"/>
      <style:paragraph-properties style:writing-mode="lr-tb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0.766cm" fo:min-width="2.5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3" style:family="graphic" style:parent-style-name="standard">
      <style:graphic-properties draw:fill-color="#e8a202" draw:textarea-horizontal-align="justify" draw:textarea-vertical-align="middle" draw:auto-grow-height="false" fo:min-height="0.766cm" fo:min-width="0.1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  <style:paragraph-properties style:writing-mode="lr-tb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0.766cm" fo:min-width="3.81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8a20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DejaVu Serif" fo:font-size="12pt" style:font-size-asian="18pt" style:font-size-complex="18pt"/>
    </style:style>
    <style:style style:name="P7" style:family="paragraph">
      <loext:graphic-properties draw:fill="none" draw:fill-color="#ffffff"/>
      <style:text-properties style:font-name="DejaVu Serif" fo:font-size="12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loext:graphic-properties draw:fill-color="#bbe33d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T1" style:family="text">
      <style:text-properties style:font-name="DejaVu Serif" fo:font-size="12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9cm" svg:y1="7.35cm" svg:x2="3.059cm" svg:y2="6.842cm">
          <text:p/>
        </draw:line>
        <draw:custom-shape draw:style-name="gr2" draw:text-style-name="P2" draw:layer="layout" svg:width="1.397cm" svg:height="0.508cm" svg:x="8.239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508cm" svg:x="9.636cm" svg:y="1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0.508cm" svg:x="11.033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97cm" svg:height="0.508cm" svg:x="12.43cm" svg:y="1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0.508cm" svg:x="13.827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508cm" svg:x="1.154cm" svg:y="2.33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762cm" svg:height="0.508cm" svg:x="1.911cm" svg:y="2.33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508cm" svg:x="2.667cm" svg:y="2.337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4.143cm" svg:height="0.747cm" svg:x="0.921cm" svg:y="1.523cm">
          <draw:text-box>
            <text:p text:style-name="P6"><text:span text:style-name="T1">proprietairePage</text:span></text:p>
          </draw:text-box>
        </draw:frame>
        <draw:custom-shape draw:style-name="gr5" draw:text-style-name="P5" draw:layer="layout" svg:width="0.762cm" svg:height="0.508cm" svg:x="3.424cm" svg:y="2.33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762cm" svg:height="0.508cm" svg:x="4.178cm" svg:y="2.337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08cm" svg:height="0.962cm" svg:x="9.255cm" svg:y="2.578cm">
          <draw:text-box>
            <text:p>Pages mémoire</text:p>
          </draw:text-box>
        </draw:frame>
        <draw:custom-shape draw:style-name="gr8" draw:text-style-name="P9" draw:layer="layout" svg:width="0.508cm" svg:height="1.016cm" svg:x="1.254cm" svg:y="7.223cm">
          <text:p text:style-name="P2">IT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08cm" svg:height="1.016cm" svg:x="1.762cm" svg:y="7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1.049cm" svg:height="1.016cm" svg:x="2.27cm" svg:y="7.223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.27cm" svg:y1="8.741cm" svg:x2="13.319cm" svg:y2="8.741cm">
          <text:p text:style-name="P2"/>
          <text:p text:style-name="P2">159</text:p>
        </draw:line>
        <draw:line draw:style-name="gr11" draw:text-style-name="P2" draw:layer="layout" svg:x1="13.319cm" svg:y1="8.741cm" svg:x2="17.637cm" svg:y2="8.741cm">
          <text:p text:style-name="P2"/>
          <text:p text:style-name="P2">96</text:p>
        </draw:line>
        <draw:line draw:style-name="gr11" draw:text-style-name="P2" draw:layer="layout" svg:x1="1.254cm" svg:y1="8.747cm" svg:x2="2.397cm" svg:y2="8.741cm">
          <text:p text:style-name="P2"/>
          <text:p text:style-name="P2">1</text:p>
        </draw:line>
        <draw:custom-shape draw:style-name="gr12" draw:text-style-name="P10" draw:layer="layout" svg:width="10.654cm" svg:height="1.016cm" svg:x="17.651cm" svg:y="7.223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7.671cm" svg:y1="8.742cm" svg:x2="28.305cm" svg:y2="8.74cm">
          <text:p text:style-name="P2"/>
          <text:p text:style-name="P2">xx</text:p>
        </draw:line>
        <draw:frame draw:style-name="gr13" draw:text-style-name="P12" draw:layer="layout" svg:width="1.628cm" svg:height="0.962cm" svg:x="1.023cm" svg:y="5.661cm">
          <draw:text-box>
            <text:p text:style-name="P11"><text:span text:style-name="T2">2Ko</text:span></text:p>
          </draw:text-box>
        </draw:frame>
        <draw:frame draw:style-name="gr14" draw:text-style-name="P12" draw:layer="layout" svg:width="2.517cm" svg:height="1.038cm" svg:x="12.403cm" svg:y="5.585cm">
          <draw:text-box>
            <text:p text:style-name="P11">640 Ko</text:p>
          </draw:text-box>
        </draw:frame>
        <draw:line draw:style-name="gr15" draw:text-style-name="P2" draw:layer="layout" svg:x1="1.281cm" svg:y1="9.79cm" svg:x2="13.346cm" svg:y2="9.79cm">
          <text:p text:style-name="P2"><text:span text:style-name="T1"/></text:p>
          <text:p text:style-name="P2"><text:span text:style-name="T1"/></text:p>
          <text:p text:style-name="P2"><text:span text:style-name="T1">TailleMemoireDeBase</text:span></text:p>
          <text:p text:style-name="P2"/>
        </draw:line>
        <draw:line draw:style-name="gr15" draw:text-style-name="P2" draw:layer="layout" svg:x1="13.346cm" svg:y1="9.79cm" svg:x2="28.205cm" svg:y2="9.79cm">
          <text:p text:style-name="P2"><text:span text:style-name="T1"/></text:p>
          <text:p text:style-name="P2"><text:span text:style-name="T1"/></text:p>
          <text:p text:style-name="P2"><text:span text:style-name="T1">TailleMemoireEtendue</text:span></text:p>
          <text:p text:style-name="P2"/>
        </draw:line>
        <draw:custom-shape draw:style-name="gr16" draw:text-style-name="P2" draw:layer="layout" svg:width="3.429cm" svg:height="0.889cm" svg:x="1.508cm" svg:y="15.097cm">
          <text:p text:style-name="P2">bootsector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461cm" svg:height="0.889cm" svg:x="4.937cm" svg:y="15.097cm">
          <text:p text:style-name="P2">initmanux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0.414cm" svg:height="0.889cm" svg:x="10.398cm" svg:y="15.097cm">
          <text:p text:style-name="P2">noyau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461cm" svg:height="0.889cm" svg:x="20.756cm" svg:y="15.097cm">
          <text:p text:style-name="P2">ramdisk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5.108cm" svg:y1="16.761cm" svg:x2="10.398cm" svg:y2="16.748cm">
          <text:p text:style-name="P2"/>
          <text:p text:style-name="P2"><text:span text:style-name="T1">NB_SECT_INIT</text:span></text:p>
        </draw:line>
        <draw:line draw:style-name="gr11" draw:text-style-name="P2" draw:layer="layout" svg:x1="1.508cm" svg:y1="16.748cm" svg:x2="4.937cm" svg:y2="16.748cm">
          <text:p text:style-name="P2"/>
          <text:p text:style-name="P2"><text:span text:style-name="T1">1</text:span></text:p>
        </draw:line>
        <draw:line draw:style-name="gr11" draw:text-style-name="P2" draw:layer="layout" svg:x1="10.398cm" svg:y1="16.748cm" svg:x2="20.812cm" svg:y2="16.748cm">
          <text:p text:style-name="P2"/>
          <text:p text:style-name="P2"><text:span text:style-name="T1">NB_SECT_KERNEL</text:span></text:p>
        </draw:line>
        <draw:line draw:style-name="gr11" draw:text-style-name="P2" draw:layer="layout" svg:x1="20.812cm" svg:y1="16.748cm" svg:x2="26.112cm" svg:y2="16.774cm">
          <text:p text:style-name="P2"/>
          <text:p text:style-name="P2"><text:span text:style-name="T1">NB_SECT_RAMDISK</text:span></text:p>
        </draw:line>
        <draw:custom-shape draw:style-name="gr20" draw:text-style-name="P2" draw:layer="layout" svg:width="0.508cm" svg:height="1.016cm" svg:x="3.078cm" svg:y="7.223cm">
          <text:p text:style-name="P2"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048cm" svg:height="1.016cm" svg:x="6.842cm" svg:y="7.223cm">
          <text:p text:style-name="P2"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2.39cm" svg:height="1.199cm" svg:x="2.801cm" svg:y="6.261cm">
          <draw:text-box>
            <text:p text:style-name="P11"><text:span text:style-name="T2">0x7c00</text:span></text:p>
          </draw:text-box>
        </draw:frame>
        <draw:line draw:style-name="gr1" draw:text-style-name="P1" draw:layer="layout" svg:x1="4.659cm" svg:y1="7.35cm" svg:x2="4.683cm" svg:y2="6.334cm">
          <text:p/>
        </draw:line>
        <draw:line draw:style-name="gr1" draw:text-style-name="P1" draw:layer="layout" svg:x1="6.859cm" svg:y1="7.35cm" svg:x2="6.859cm" svg:y2="6.842cm">
          <text:p/>
        </draw:line>
        <draw:custom-shape draw:style-name="gr23" draw:text-style-name="P4" draw:layer="layout" svg:width="0.673cm" svg:height="1.016cm" svg:x="4.683cm" svg:y="7.223cm">
          <text:p text:style-name="P2"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5.588cm" svg:height="0.784cm" svg:x="4.175cm" svg:y="5.677cm">
          <draw:text-box>
            <text:p text:style-name="P11"><text:span text:style-name="T2">INIT_START_ADDRESS</text:span></text:p>
          </draw:text-box>
        </draw:frame>
        <draw:frame draw:style-name="gr22" draw:text-style-name="P12" draw:layer="layout" svg:width="6.35cm" svg:height="1.199cm" svg:x="6.461cm" svg:y="6.312cm">
          <draw:text-box>
            <text:p text:style-name="P11"><text:span text:style-name="T2">KERNEL_START_ADDRESS</text:span></text:p>
          </draw:text-box>
        </draw:frame>
        <draw:line draw:style-name="gr1" draw:text-style-name="P1" draw:layer="layout" svg:x1="1.759cm" svg:y1="7.35cm" svg:x2="1.783cm" svg:y2="6.334cm">
          <text:p/>
        </draw:line>
        <draw:line draw:style-name="gr1" draw:text-style-name="P1" draw:layer="layout" svg:x1="13.359cm" svg:y1="7.35cm" svg:x2="13.383cm" svg:y2="6.334cm">
          <text:p/>
        </draw:line>
        <draw:custom-shape draw:style-name="gr25" draw:text-style-name="P9" draw:layer="layout" svg:width="4.318cm" svg:height="1.016cm" svg:x="13.319cm" svg:y="7.223cm">
          <text:p text:style-name="P2">Vidéo+BIO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0:46:35.724995507</meta:creation-date>
    <dc:date>2021-05-24T12:24:37.838829315</dc:date>
    <meta:editing-duration>PT2H3M17S</meta:editing-duration>
    <meta:editing-cycles>4</meta:editing-cycles>
    <meta:generator>LibreOffice/6.4.7.2$Linux_X86_64 LibreOffice_project/40$Build-2</meta:generator>
    <meta:document-statistic meta:object-count="44"/>
  </office:meta>
</office:document-meta>
</file>